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14.503cm"/>
        </style:tab-stops>
      </style:paragraph-properties>
      <style:text-properties officeooo:paragraph-rsid="001dfb61"/>
    </style:style>
    <style:style style:name="P2" style:family="paragraph" style:parent-style-name="Standard">
      <style:paragraph-properties>
        <style:tab-stops>
          <style:tab-stop style:position="2cm"/>
          <style:tab-stop style:position="7.001cm"/>
          <style:tab-stop style:position="9.753cm"/>
          <style:tab-stop style:position="14.503cm"/>
        </style:tab-stops>
      </style:paragraph-properties>
      <style:text-properties officeooo:paragraph-rsid="001e40bc"/>
    </style:style>
    <style:style style:name="P3" style:family="paragraph" style:parent-style-name="Heading_20_1">
      <style:text-properties officeooo:rsid="001e40bc" officeooo:paragraph-rsid="001e40bc"/>
    </style:style>
    <style:style style:name="P4" style:family="paragraph" style:parent-style-name="Text_20_body" style:list-style-name="List_20_3">
      <style:text-properties officeooo:rsid="001698bb" officeooo:paragraph-rsid="001698bb"/>
    </style:style>
    <style:style style:name="P5" style:family="paragraph" style:parent-style-name="Text_20_body">
      <style:text-properties officeooo:rsid="001698bb" officeooo:paragraph-rsid="001698bb"/>
    </style:style>
    <style:style style:name="P6" style:family="paragraph" style:parent-style-name="Heading_20_2">
      <style:text-properties officeooo:paragraph-rsid="001dfb61"/>
    </style:style>
    <style:style style:name="T1" style:family="text">
      <style:text-properties officeooo:rsid="001abc1e"/>
    </style:style>
    <style:style style:name="T2" style:family="text">
      <style:text-properties officeooo:rsid="001e40bc"/>
    </style:style>
    <style:style style:name="T3" style:family="text">
      <style:text-properties fo:font-weight="bold" style:font-weight-asian="bold"/>
    </style:style>
    <style:style style:name="T4" style:family="text">
      <style:text-properties fo:font-weight="bold" officeooo:rsid="001e40bc" style:font-weight-asian="bold" style:font-weight-complex="bold"/>
    </style:style>
    <style:style style:name="T5" style:family="text">
      <style:text-properties fo:color="#000000" style:font-name="Arial" fo:font-size="10pt" fo:background-color="#ffffff" style:font-size-asian="10pt" style:font-name-complex="Arial" style:font-size-complex="10pt"/>
    </style:style>
    <style:style style:name="T6" style:family="text">
      <style:text-properties fo:font-size="4pt" style:font-size-asian="4pt"/>
    </style:style>
    <style:style style:name="T7" style:family="text">
      <style:text-properties style:text-position="sub 58%"/>
    </style:style>
    <style:style style:name="T8" style:family="text">
      <style:text-properties fo:font-style="italic" style:font-style-asian="italic"/>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style>
    <style:style style:name="T11" style:family="text">
      <style:text-properties style:font-name="Cambria" fo:font-size="11pt" fo:font-weight="bold" style:font-size-asian="11pt" style:font-weight-asian="bold" style:font-name-complex="Courier New1" style:font-size-complex="11pt"/>
    </style:style>
    <style:style style:name="T12" style:family="text">
      <style:text-properties officeooo:rsid="0006be6d"/>
    </style:style>
    <style:style style:name="T13" style:family="text">
      <style:text-properties style:font-name="Calibri" fo:font-weight="bold" style:font-weight-asian="bold" style:font-name-complex="Calibri"/>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 text:restart-numbering="true" text:start-value="-1"><text:bookmark-start text:name="__RefHeading__1638_701907278"/>temperatur-minsumcol-str2bin<text:bookmark-end text:name="__RefHeading__1638_701907278"/></text:h>
      <text:list xml:id="list2571437847066058919" text:style-name="List_20_3">
        <text:list-item>
          <text:p text:style-name="P4"><text:span text:style-name="T4">Lerninhalte</text:span><text:span text:style-name="T2">: </text:span>array, funktionen, texte</text:p>
        </text:list-item>
      </text:list>
      <text:p text:style-name="P5"/>
      <text:h text:style-name="P6" text:outline-level="2"><text:bookmark-start text:name="__RefHeading__1705_701907278"/>Aufgabe: Temperatur<text:bookmark-end text:name="__RefHeading__1705_701907278"/></text:h>
      <text:p text:style-name="P2">Zur Angabe einer thermodynamischen Temperatur kennen wir eine Reihe von Einheiten, wie beispielsweise Grad Celsius (C), Kelvin (K) oder Fahrenheit (F). Der absolute Nullpunkt (die tiefste Temperatur) liegt bei 0 K bzw. -273,15 <text:span text:style-name="T5">°</text:span>C. Zur Umrechnung zwischen den Einheiten können folgende Formeln verwendet werden:<text:line-break/><text:span text:style-name="T6"><text:line-break/></text:span><text:tab/>T<text:span text:style-name="T7">F</text:span> = T<text:span text:style-name="T7">C</text:span> * 1,8 + 32<text:tab/>und <text:tab/>T<text:span text:style-name="T7">K</text:span> = T<text:span text:style-name="T7">C</text:span> + 273,15 <text:line-break/><text:span text:style-name="T6"><text:line-break/></text:span>Ihnen liegen nun Textdateien vor, in denen zeilenweise Temperaturangaben in Kelvin oder in Fahrenheit abgelegt sind. Der Temperaturangaben erfolgen im Fließkommaformat mit max. 10 signifikanten Stellen gefolgt von einem Leerzeichen und dem Zeichen <text:span text:style-name="T8">K</text:span> für Kelvin oder <text:span text:style-name="T8">F</text:span> für Fahrenheit. <text:line-break/><text:line-break/>Schreiben Sie nun das <text:span text:style-name="T9">Programm</text:span> <text:span text:style-name="T10">FK2C</text:span>, das jenen Textdateityp über <text:span text:style-name="T8">stdin</text:span> einliest, die gelesenen Temperaturen in die Einheit <text:span text:style-name="T9">Grad Celsius umrechnet</text:span> und diese mit einem angehängten Leerzeichen und dem Zeichen C zeilenweise wieder auf <text:span text:style-name="T8">stdout </text:span><text:span text:style-name="T9">ausgibt</text:span>. Berücksichtigen Sie etwaige Fehler in den zu lesenden Daten (Einheiten, Werte). <text:line-break/>Das Programm soll die Anzahl der erfolgreich konvertierten und ausgebebenen Temperaturwerte als Ergebnis zurückgeben wenn erfolgreich; </text:p>
      <text:p text:style-name="P2">andernfalls soll ein negativer Wert zurückgegeben werden.</text:p>
      <text:p text:style-name="P2">(7 Pkt)<text:line-break/></text:p>
      <text:p text:style-name="P2"/>
      <text:p text:style-name="P2"/>
      <text:p text:style-name="P2"><text:line-break/></text:p>
      <text:h text:style-name="P6" text:outline-level="2"><text:bookmark-start text:name="__RefHeading__3624_655136064"/>Aufgabe: MinSumCol<text:bookmark-end text:name="__RefHeading__3624_655136064"/></text:h>
      <text:p text:style-name="P1">Schreiben Sie eine <text:span text:style-name="T9">Funktion</text:span> <text:span text:style-name="T11">minsumcol</text:span>, die eine 2-dim Matrix mit der Dimension 8 Zeilen und 10 Spalten gefüllt mit positiven ganzzahligen Werten entgegen nimmt. Berechnen Sie von allen Spalten die Summe. Die Fun<text:span text:style-name="T12">k</text:span>tion soll als Ergebnis <text:span text:style-name="T9">den Index</text:span> jener Spalte der kleinsten Spaltensumme liefern wenn erfolgreich; einen Fehlerfall soll ein negativer Wert anzeigen. Sollten mehrere Spalten das Minimum bilden, so ist dies wie ein Fehler zu behandeln.</text:p>
      <text:p text:style-name="P1">(6 Pkt)<text:line-break/><text:line-break/></text:p>
      <text:p text:style-name="P1"/>
      <text:p text:style-name="P1"/>
      <text:h text:style-name="P6" text:outline-level="2"><text:bookmark-start text:name="__RefHeading__3626_655136064"/>Aufgabe: str2bin<text:bookmark-end text:name="__RefHeading__3626_655136064"/></text:h>
      <text:p text:style-name="P1">Ein Integer in binärer Form dargestellt - also mit der Basis 2 – gibt den Wert als Bitmuster aus 0 und 1 wieder. Schreiben Sie die <text:span text:style-name="T9">Funktion</text:span> <text:s/><text:span text:style-name="T13">str2bin</text:span>, die einen String bestehend aus aneinandergereihten 0er und 1er entgegennimmt und einen <text:span text:style-name="T3">vorzeichenlosen Integerwert</text:span> zurückliefert, der dem Wert des mit dem String beschriebenen Bitmusters entspricht. Schreiben Sie die Funktion so, <text:span text:style-name="T8">dass</text:span> sie sowohl auf 16, 32 oder 64 Bit-Systemen verwendet werden kann. Berücksichtigen Sie eine etwaige Fehlerbehandlung.</text:p>
      <text:p text:style-name="P1">(5 Pk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background-image/>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New" fo:font-family="'Courier New'" style:font-style-name="Standard" style:font-family-generic="modern" style:font-pitch="fixed"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margin-top="0cm" fo:margin-bottom="0cm" style:contextual-spacing="false"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style: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abc1e"/>
    </style:style>
    <style:style style:name="MT2" style:family="text">
      <style:text-properties officeooo:rsid="001e40bc"/>
    </style:style>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text:span text:style-name="MT1">Informatik</text:span><text:tab/><text:span text:style-name="MT2"><text:file-name text:display="name-and-extension">AB-temperatur-minsumcol-str2bin.odt</text:file-name></text:span><text:tab/>Arbeitsunterlage</text:p>
      </style:header>
      <style:footer>
        <text:p text:style-name="Footer">Informatik<text:tab/><text:tab/><text:page-number text:select-page="current">1</text:page-number>/<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MacOSX_x86 LibreOffice_project/70feb7d99726f064edab4605a8ab840c50ec57a</meta:generator>
    <meta:creation-date>2013-02-11T10:57:28</meta:creation-date>
    <meta:editing-cycles>6</meta:editing-cycles>
    <meta:editing-duration>PT8M42S</meta:editing-duration>
    <dc:date>2014-02-08T19:10:00.474538000</dc:date>
    <dc:creator>Anton Hofmann</dc:creator>
    <meta:document-statistic meta:table-count="0" meta:image-count="0" meta:object-count="0" meta:page-count="1" meta:paragraph-count="15" meta:word-count="335" meta:character-count="2349" meta:non-whitespace-character-count="2013"/>
    <meta:user-defined meta:name="Info 1"/>
    <meta:user-defined meta:name="Info 2"/>
    <meta:user-defined meta:name="Info 3"/>
    <meta:user-defined meta:name="Info 4"/>
    <meta:template xlink:type="simple" xlink:actuate="onRequest" xlink:title="arbeitsunterlage" xlink:href="../../../../../../informatik/.config/libreoffice/3/user/template/arbeitsunterlage.ott" meta:date="2013-02-11T10:57:28"/>
  </office:meta>
</office:document-meta>
</file>